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7" office:value-type="string" calcext:value-type="string">
              <text:p>R$</text:p>
            </table:table-cell>
            <table:table-cell table:style-name="ce40"/>
            <table:table-cell table:style-name="ce42" office:value-type="string" calcext:value-type="string">
              <text:p>PAGO</text:p>
            </table:table-cell>
            <table:table-cell table:style-name="ce37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6" office:value-type="string" calcext:value-type="string">
              <text:p>SALDO DEVEDOR</text:p>
            </table:table-cell>
            <table:table-cell table:style-name="ce48" office:value-type="string" calcext:value-type="string">
              <text:p>OBS.:</text:p>
            </table:table-cell>
            <table:table-cell table:style-name="ce51" table:number-columns-repeated="55"/>
          </table:table-row>
        </table:table-header-rows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81 - mens. 07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8-08" calcext:value-type="date">
            <text:p>08/08/2025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95 - mens. 08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9-08" calcext:value-type="date">
            <text:p>08/09/2025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NF 13309 - mens. 09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10-08" calcext:value-type="date">
            <text:p>08/10/2025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NF 13323 - mens. 10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11-07" calcext:value-type="date">
            <text:p>07/11/2025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1-30" calcext:value-type="date">
            <text:p>30/11/2025</text:p>
          </table:table-cell>
          <table:table-cell table:style-name="ce33" office:value-type="string" calcext:value-type="string">
            <text:p>NF 13337 - mens. 11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12-09" calcext:value-type="date">
            <text:p>09/12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2-31" calcext:value-type="date">
            <text:p>31/12/2025</text:p>
          </table:table-cell>
          <table:table-cell table:style-name="ce33" office:value-type="string" calcext:value-type="string">
            <text:p>NF 13351 - mens. 12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8"/>
          <table:table-cell table:style-name="ce47" table:formula="of:=[.C7]-[.F7]" office:value-type="float" office:value="500" calcext:value-type="float">
            <text:p>500,00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7])" office:value-type="float" office:value="500" calcext:value-type="float">
            <text:p>500,00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6:16:51.604376289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1-05">00/00/0000</text:date></text:span><text:span text:style-name="MT6"><text:s/>- </text:span><text:span text:style-name="MT6"><text:time style:data-style-name="N2" text:time-value="16:16:51.606007920">00:00:00</text:time></text:span><text:span text:style-name="MT6"><text:s/></text:span></text:p>
        </style:region-center>
        <style:region-right>
          <text:p><text:span text:style-name="MT3">Tech System Sol. Informática Ltda. - ME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<text:span text:style-name="MT9">rickrhn@terra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6:16:51.61207264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6-01-05T16:17:07.426650374</dc:date>
    <dc:language>pt-PT</dc:language>
    <meta:editing-cycles>695</meta:editing-cycles>
    <meta:editing-duration>PT21H12M13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